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</office:automatic-styles>
  <office:body>
    <office:text text:use-soft-page-breaks="true">
      <text:p text:style-name="P1">Elemania</text:p>
      <text:p text:style-name="Normal">Team Elemania</text:p>
      <text:h text:style-name="Heading2" text:outline-level="2">Synopsis</text:h>
      <text:h text:style-name="Heading2" text:outline-level="2">Characters</text:h>
      <text:h text:style-name="Heading2" text:outline-level="2">Stats</text:h>
      <text:list text:style-name="LFO1" text:continue-numbering="true">
        <text:list-item>
          <text:p text:style-name="P2">Hearts – Player has a maximum of 4 hearts (16 hitpoints). <text:s/>Each heart contains 4 segment. <text:s/>1 hitpoint = ¼ heart.</text:p>
        </text:list-item>
        <text:list-item>
          <text:p text:style-name="P3">Tokens – Acquired via completion of challenges. <text:s/>This is used for unlocking sections of the levels, etc.</text:p>
        </text:list-item>
        <text:list-item>
          <text:p text:style-name="P4">“Coins” – Some sort of currency to buy stuff/upgrades.</text:p>
        </text:list-item>
      </text:list>
      <text:h text:style-name="Heading2" text:outline-level="2">Controls</text:h>
      <text:list text:style-name="LFO2" text:continue-numbering="true">
        <text:list-item>
          <text:p text:style-name="P5">Left/Right – move. <text:s/>Wall-hang by pressing a direction against<text:s/>the wall.</text:p>
        </text:list-item>
        <text:list-item>
          <text:p text:style-name="P6">Up/Down/Left/Right – aiming.</text:p>
        </text:list-item>
        <text:list-item>
          <text:p text:style-name="P7">Z – Jump. <text:s/>Wall-jump while wall-hanging. <text:s/>Slide while on ground and holding the down button.</text:p>
        </text:list-item>
        <text:list-item>
          <text:p text:style-name="P8">X – Primary</text:p>
        </text:list-item>
        <text:list-item>
          <text:p text:style-name="P9">C – Secondary</text:p>
        </text:list-item>
        <text:list-item>
          <text:p text:style-name="P10">A – Switch to previous Elemental.</text:p>
        </text:list-item>
        <text:list-item>
          <text:p text:style-name="P11">S – Switch to next Elemental.</text:p>
        </text:list-item>
        <text:list-item>
          <text:p text:style-name="P12">Shift – Inventory/Pause</text:p>
        </text:list-item>
      </text:list>
      <text:h text:style-name="Heading2" text:outline-level="2">Elemental<text:s/>Powers</text:h>
      <text:h text:style-name="Heading3" text:outline-level="3">Fire - Primary</text:h>
      <text:h text:style-name="Heading4" text:outline-level="4">Fireball</text:h>
      <text:list text:style-name="LFO2" text:continue-numbering="true">
        <text:list-item>
          <text:p text:style-name="P13">Hold the primary button to shoot a volley of fire with slight varying angles. <text:s/>Can shoot upwards/downwards by pressing up/down. Has a limited distance.</text:p>
        </text:list-item>
        <text:list-item>
          <text:p text:style-name="P14">Upgrade 1: Larger fire.</text:p>
        </text:list-item>
        <text:list-item>
          <text:p text:style-name="P15">Upgrade 2: Charged shot. <text:s/>After one second of<text:s/>not shooting, a larger fireball is created. <text:s/>This variation travels faster with a longer distance. <text:s/>Penetrates through enemies.</text:p>
        </text:list-item>
      </text:list>
      <text:h text:style-name="Heading3" text:outline-level="3">Fire - Secondary</text:h>
      <text:h text:style-name="Heading4" text:outline-level="4">Charge</text:h>
      <text:list text:style-name="LFO2" text:continue-numbering="true">
        <text:list-item>
          <text:p text:style-name="P16">Charge left/right at a short distance. <text:s/>Hits enemies along its path. <text:s/>Player is immune while charging. <text:s/>Requires a small cooldown. <text:s/>Leave a trail of fire while on ground.</text:p>
        </text:list-item>
      </text:list>
      <text:h text:style-name="Heading3" text:outline-level="3">Water – Primary</text:h>
      <text:h text:style-name="Heading4" text:outline-level="4">Bubbles</text:h>
      <text:list text:style-name="LFO2" text:continue-numbering="true">
        <text:list-item>
          <text:p text:style-name="P17">Hold the primary button to fire a bunch of bouncy bubbles.</text:p>
        </text:list-item>
        <text:list-item>
          <text:p text:style-name="P18">Upgrade 1: Medium bubbles.</text:p>
        </text:list-item>
        <text:list-item>
          <text:p text:style-name="P19">Upgrade 2: Larger bubbles that burst into mini bubbles.</text:p>
        </text:list-item>
      </text:list>
      <text:h text:style-name="Heading3" text:outline-level="3">Water – Secondary</text:h>
      <text:h text:style-name="Heading4" text:outline-level="4">Freeze</text:h>
      <text:list text:style-name="LFO2" text:continue-numbering="true">
        <text:list-item>
          <text:p text:style-name="P20">Toss a sparkly ice ball forward, reflects direction upon surface impact. <text:s/>Hitting an enemy slows it down, second consecutive hit freezes the enemy. <text:s/>The sparkly ball dissipates after 5 seconds.</text:p>
        </text:list-item>
        <text:list-item>
          <text:p text:style-name="P21">The sparkly ice ball turns into a cube if it hits any source<text:s/>of water. <text:s/>You can use this as a small platform or throw it around.</text:p>
        </text:list-item>
      </text:list>
      <text:h text:style-name="Heading3" text:outline-level="3">Earth – Primary</text:h>
      <text:h text:style-name="Heading4" text:outline-level="4">Punch/Throw</text:h>
      <text:list text:style-name="LFO2" text:continue-numbering="true">
        <text:list-item>
          <text:p text:style-name="P22">Flurry of punches as you slightly move forward, then grabs enemy (small enemies only). <text:s/>While in mid-air, grab nearest enemy. <text:s/>While an enemy/object is grabbed, press primary again to throw.</text:p>
        </text:list-item>
        <text:list-item>
          <text:p text:style-name="P23">Upgrade: Ground slam - If you are in mid-air, hold down and press primary to drop down with a punch. <text:s/>The impact on the ground will shake the screen slightly and launch small enemies near you.</text:p>
        </text:list-item>
      </text:list>
      <text:h text:style-name="Heading3" text:outline-level="3">Earth – Secondary</text:h>
      <text:h text:style-name="Heading4" text:outline-level="4">Boulder</text:h>
      <text:list text:style-name="LFO2" text:continue-numbering="true">
        <text:list-item>
          <text:p text:style-name="P24">Stomp<text:s/>the ground to summon a boulder in front of you, knocking away things nearby. <text:s/>You can roll the boulder around, or throw it. <text:s/>Use for certain level puzzles.</text:p>
        </text:list-item>
      </text:list>
      <text:h text:style-name="Heading3" text:outline-level="3">Air – Primary</text:h>
      <text:h text:style-name="Heading4" text:outline-level="4">Air Blast</text:h>
      <text:list text:style-name="LFO2" text:continue-numbering="true">
        <text:list-item>
          <text:p text:style-name="P25">Fire a ball of air forward. <text:s/>Can shoot up/down. <text:s/>Slow rate of fire, good area of effect, mid-range. <text:s/>Can deflect non-energy projectiles.</text:p>
        </text:list-item>
        <text:list-item>
          <text:p text:style-name="P26">Upgrade: Larger, more powerful impact.</text:p>
        </text:list-item>
      </text:list>
      <text:h text:style-name="Heading3" text:outline-level="3">Air – Secondary</text:h>
      <text:h text:style-name="Heading4" text:outline-level="4">Balloon</text:h>
      <text:list text:style-name="LFO2" text:continue-numbering="true">
        <text:list-item>
          <text:p text:style-name="P27">Throw a bubblegum trap (small arc). <text:s/>Transform into a balloon upon impact on an object or enemy. <text:s/>The object or enemy is ensnared<text:s/>and floats upward (if light enough). <text:s/>Lasts for 3 seconds. <text:s/>Only one balloon at a time per object/enemy. <text:s/>Balloons can be guided by heat source.</text:p>
        </text:list-item>
      </text:list>
      <text:h text:style-name="Heading2" text:outline-level="2">Player Upgrades</text:h>
      <text:list text:style-name="LFO2" text:continue-numbering="true">
        <text:list-item>
          <text:p text:style-name="P28">Armor – reduce projectile damage taken by half.</text:p>
        </text:list-item>
        <text:list-item>
          <text:p text:style-name="P29">Power Upgrade – doubles the max power capacity.</text:p>
        </text:list-item>
      </text:list>
      <text:h text:style-name="Heading2" text:outline-level="2">Player Items</text:h>
      <text:list text:style-name="LFO2" text:continue-numbering="true">
        <text:list-item>
          <text:p text:style-name="P30">Second Chance – Recover 50% of maximum health when it reaches 0. <text:s/>Can only be used once, can only carry one.</text:p>
        </text:list-item>
        <text:list-item>
          <text:p text:style-name="P31">Power battery – Recover 16 power. <text:s/>Can only carry up to two. <text:s/>These can be recharged when picking up power orbs if player’s power is<text:s/>full. <text:s/>Use it in the inventory menu.</text:p>
        </text:list-item>
      </text:list>
      <text:h text:style-name="Heading2" text:outline-level="2">“Merchants”</text:h>
      <text:p text:style-name="Normal">Merchants can appear in various parts of the level, also in the hub level.</text:p>
      <text:list text:style-name="LFO2" text:continue-numbering="true">
        <text:list-item>
          <text:p text:style-name="P32">Primary upgrades.</text:p>
        </text:list-item>
        <text:list-item>
          <text:p text:style-name="P33">Player upgrades.</text:p>
        </text:list-item>
        <text:list-item>
          <text:p text:style-name="P34">Player Items.</text:p>
        </text:list-item>
        <text:list-item>
          <text:p text:style-name="P35">Refill all hearts.</text:p>
        </text:list-item>
        <text:list-item>
          <text:p text:style-name="P36">Refill power and power containers.</text:p>
        </text:list-item>
      </text:list>
      <text:h text:style-name="Heading2" text:outline-level="2">Enemy Item Drops</text:h>
      <text:p text:style-name="Normal">Enemies have<text:s/>a chance to drop certain items when killed.</text:p>
      <text:list text:style-name="LFO2" text:continue-numbering="true">
        <text:list-item>
          <text:p text:style-name="P37">Heart – Fills one heart.</text:p>
        </text:list-item>
        <text:list-item>
          <text:p text:style-name="P38">2 Hearts – Fills two hearts.</text:p>
        </text:list-item>
        <text:list-item>
          <text:p text:style-name="P39">“Coin” – Drops one coin value.</text:p>
        </text:list-item>
        <text:list-item>
          <text:p text:style-name="P40">“Coins” – Drops a larger “coin” with a value of 10 (balance later).</text:p>
        </text:list-item>
      </text:list>
      <text:h text:style-name="Heading2" text:outline-level="2">Level Items</text:h>
      <text:list text:style-name="LFO2" text:continue-numbering="true">
        <text:list-item>
          <text:p text:style-name="P41">Heart – Fills one heart.</text:p>
        </text:list-item>
        <text:list-item>
          <text:p text:style-name="P42">“Coins” – A stash of<text:s/>“coins” with a large amount of value (50 or 100, balance later)</text:p>
        </text:list-item>
      </text:list>
      <text:h text:style-name="Heading2" text:outline-level="2">Environments</text:h>
      <text:list text:style-name="LFO2" text:continue-numbering="true">
        <text:list-item>
          <text:p text:style-name="P43">Water – Nullifies fire. <text:s/>Slows falling velocity. <text:s/>Rapidly press jump to “swim” upwards. <text:s/>Create an ice cube with sparkly ice ball.</text:p>
        </text:list-item>
        <text:list-item>
          <text:p text:style-name="P44">Exploding things. <text:s/>Shoot it several times for explosion, or throw it.</text:p>
        </text:list-item>
        <text:list-item>
          <text:p text:style-name="P45">Blocks – Interactive: can be thrown (if small), use with balloon or pushed by air blast.</text:p>
        </text:list-item>
        <text:list-item>
          <text:p text:style-name="P46">Jump pad – launches the player at a given direction.</text:p>
        </text:list-item>
        <text:list-item>
          <text:p text:style-name="P47">Spikey things – Hurts the player by one heart.</text:p>
        </text:list-item>
        <text:list-item>
          <text:p text:style-name="P48">Door – open by pressing Up. <text:s/>Transport player<text:s/>to another area.</text:p>
        </text:list-item>
        <text:list-item>
          <text:p text:style-name="P49">Switch – triggers a platform.</text:p>
        </text:list-item>
        <text:list-item>
          <text:p text:style-name="P50">Platform – moveable by waypoint. <text:s/>Can be activated by a switch.</text:p>
        </text:list-item>
        <text:list-item>
          <text:p text:style-name="P51">Token Doors – Can be opened by required amount of tokens.</text:p>
        </text:list-item>
      </text:list>
      <text:h text:style-name="Heading2" text:outline-level="2">Enemies</text:h>
      <text:h text:style-name="Heading2" text:outline-level="2">Mini Bosses</text:h>
      <text:h text:style-name="Heading2" text:outline-level="2">Bosses</text:h>
      <text:h text:style-name="Heading2" text:outline-level="2">Game Flow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6-16T05:12:00Z</meta:creation-date>
    <dc:date>2014-06-24T08:10:00Z</dc:date>
    <meta:print-date>2014-06-16T04:54:00Z</meta:print-date>
    <meta:template xlink:href="Normal.dotm" xlink:type="simple"/>
    <meta:editing-cycles>9</meta:editing-cycles>
    <meta:editing-duration>PT33480S</meta:editing-duration>
    <meta:document-statistic meta:page-count="1" meta:paragraph-count="8" meta:word-count="662" meta:character-count="4428" meta:row-count="31" meta:non-whitespace-character-count="3774"/>
  </office:meta>
</office:document-meta>
</file>